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5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6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7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8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9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20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21" style:family="paragraph" style:parent-style-name="Standard">
      <style:text-properties fo:font-weight="bold" officeooo:rsid="00ea4902" officeooo:paragraph-rsid="00ea4902" style:font-weight-asian="bold" style:font-weight-complex="bold"/>
    </style:style>
    <style:style style:name="P22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23" style:family="paragraph" style:parent-style-name="Standard">
      <style:text-properties fo:font-weight="bold" officeooo:rsid="00f4a0c6" officeooo:paragraph-rsid="00f4a0c6" style:font-weight-asian="bold" style:font-weight-complex="bold"/>
    </style:style>
    <style:style style:name="P24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25" style:family="paragraph" style:parent-style-name="Standard">
      <style:text-properties fo:font-weight="bold" officeooo:rsid="0108ec53" officeooo:paragraph-rsid="0108ec53" style:font-weight-asian="bold" style:font-weight-complex="bold"/>
    </style:style>
    <style:style style:name="P26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27" style:family="paragraph" style:parent-style-name="Standard">
      <style:text-properties officeooo:rsid="0012cc43" officeooo:paragraph-rsid="0012cc43"/>
    </style:style>
    <style:style style:name="P28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9" style:family="paragraph" style:parent-style-name="Standard">
      <style:text-properties officeooo:rsid="0012d2c5" officeooo:paragraph-rsid="0012d2c5"/>
    </style:style>
    <style:style style:name="P30" style:family="paragraph" style:parent-style-name="Standard">
      <style:text-properties officeooo:rsid="0013bf23" officeooo:paragraph-rsid="0013bf23"/>
    </style:style>
    <style:style style:name="P31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e8a3ef" officeooo:paragraph-rsid="00e8a3ef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e9a538" officeooo:paragraph-rsid="00e9a538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0e9a538" officeooo:paragraph-rsid="00ea4902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44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45" style:family="paragraph" style:parent-style-name="Standard">
      <style:text-properties officeooo:rsid="00179ee4" officeooo:paragraph-rsid="00179ee4"/>
    </style:style>
    <style:style style:name="P46" style:family="paragraph" style:parent-style-name="Standard">
      <style:text-properties officeooo:rsid="0017e00a" officeooo:paragraph-rsid="0017e00a"/>
    </style:style>
    <style:style style:name="P47" style:family="paragraph" style:parent-style-name="Standard">
      <style:text-properties officeooo:rsid="0017e00a" officeooo:paragraph-rsid="0031f1eb"/>
    </style:style>
    <style:style style:name="P48" style:family="paragraph" style:parent-style-name="Standard">
      <style:text-properties officeooo:rsid="00191fb2" officeooo:paragraph-rsid="00191fb2"/>
    </style:style>
    <style:style style:name="P49" style:family="paragraph" style:parent-style-name="Standard">
      <style:text-properties officeooo:rsid="001922aa" officeooo:paragraph-rsid="001922aa"/>
    </style:style>
    <style:style style:name="P50" style:family="paragraph" style:parent-style-name="Standard">
      <style:text-properties officeooo:rsid="0019ba33" officeooo:paragraph-rsid="0019ba33"/>
    </style:style>
    <style:style style:name="P51" style:family="paragraph" style:parent-style-name="Standard">
      <style:text-properties officeooo:rsid="001b6e86" officeooo:paragraph-rsid="001b6e86"/>
    </style:style>
    <style:style style:name="P52" style:family="paragraph" style:parent-style-name="Standard">
      <style:text-properties officeooo:rsid="001c5d71" officeooo:paragraph-rsid="0031f1eb"/>
    </style:style>
    <style:style style:name="P53" style:family="paragraph" style:parent-style-name="Standard">
      <style:text-properties officeooo:rsid="001c5d71" officeooo:paragraph-rsid="0012cc43"/>
    </style:style>
    <style:style style:name="P54" style:family="paragraph" style:parent-style-name="Standard">
      <style:text-properties officeooo:rsid="001e520e" officeooo:paragraph-rsid="0019ba33"/>
    </style:style>
    <style:style style:name="P55" style:family="paragraph" style:parent-style-name="Standard">
      <style:text-properties officeooo:rsid="001e520e" officeooo:paragraph-rsid="002bb009"/>
    </style:style>
    <style:style style:name="P56" style:family="paragraph" style:parent-style-name="Standard">
      <style:text-properties officeooo:rsid="00217afc" officeooo:paragraph-rsid="00217afc"/>
    </style:style>
    <style:style style:name="P57" style:family="paragraph" style:parent-style-name="Standard">
      <style:text-properties officeooo:rsid="00236b91" officeooo:paragraph-rsid="00236b91"/>
    </style:style>
    <style:style style:name="P58" style:family="paragraph" style:parent-style-name="Standard">
      <style:text-properties officeooo:rsid="00259d37" officeooo:paragraph-rsid="00637580"/>
    </style:style>
    <style:style style:name="P59" style:family="paragraph" style:parent-style-name="Standard">
      <style:text-properties officeooo:rsid="002824d0" officeooo:paragraph-rsid="002824d0"/>
    </style:style>
    <style:style style:name="P60" style:family="paragraph" style:parent-style-name="Standard">
      <style:text-properties officeooo:rsid="002824d0" officeooo:paragraph-rsid="00e32457"/>
    </style:style>
    <style:style style:name="P61" style:family="paragraph" style:parent-style-name="Standard">
      <style:text-properties officeooo:rsid="00283e1b" officeooo:paragraph-rsid="00283e1b"/>
    </style:style>
    <style:style style:name="P62" style:family="paragraph" style:parent-style-name="Standard">
      <style:text-properties officeooo:rsid="002c1f3b" officeooo:paragraph-rsid="002c1f3b"/>
    </style:style>
    <style:style style:name="P63" style:family="paragraph" style:parent-style-name="Standard">
      <style:text-properties officeooo:rsid="002cd626" officeooo:paragraph-rsid="002e58c8"/>
    </style:style>
    <style:style style:name="P64" style:family="paragraph" style:parent-style-name="Standard">
      <style:text-properties officeooo:rsid="002e58c8" officeooo:paragraph-rsid="002e58c8"/>
    </style:style>
    <style:style style:name="P65" style:family="paragraph" style:parent-style-name="Standard">
      <style:text-properties officeooo:rsid="0031f1eb" officeooo:paragraph-rsid="0031f1eb"/>
    </style:style>
    <style:style style:name="P66" style:family="paragraph" style:parent-style-name="Standard">
      <style:text-properties officeooo:rsid="00344adc" officeooo:paragraph-rsid="00344adc"/>
    </style:style>
    <style:style style:name="P67" style:family="paragraph" style:parent-style-name="Standard">
      <style:text-properties officeooo:rsid="00377725" officeooo:paragraph-rsid="00377725"/>
    </style:style>
    <style:style style:name="P68" style:family="paragraph" style:parent-style-name="Standard">
      <style:text-properties officeooo:rsid="0037c7fc" officeooo:paragraph-rsid="0037c7fc"/>
    </style:style>
    <style:style style:name="P69" style:family="paragraph" style:parent-style-name="Standard">
      <style:text-properties officeooo:rsid="0039a40b" officeooo:paragraph-rsid="0039a40b"/>
    </style:style>
    <style:style style:name="P70" style:family="paragraph" style:parent-style-name="Standard">
      <style:text-properties officeooo:rsid="003b3913" officeooo:paragraph-rsid="003b3913"/>
    </style:style>
    <style:style style:name="P71" style:family="paragraph" style:parent-style-name="Standard">
      <style:text-properties officeooo:rsid="003d21ce" officeooo:paragraph-rsid="003d21ce"/>
    </style:style>
    <style:style style:name="P72" style:family="paragraph" style:parent-style-name="Standard">
      <style:text-properties officeooo:rsid="0040237e" officeooo:paragraph-rsid="0040237e"/>
    </style:style>
    <style:style style:name="P73" style:family="paragraph" style:parent-style-name="Standard">
      <style:text-properties officeooo:rsid="0040f750" officeooo:paragraph-rsid="0040f750"/>
    </style:style>
    <style:style style:name="P74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75" style:family="paragraph" style:parent-style-name="Standard">
      <style:text-properties officeooo:rsid="0041e698" officeooo:paragraph-rsid="0041e698"/>
    </style:style>
    <style:style style:name="P76" style:family="paragraph" style:parent-style-name="Standard">
      <style:text-properties officeooo:rsid="0047f8b5" officeooo:paragraph-rsid="0047f8b5"/>
    </style:style>
    <style:style style:name="P77" style:family="paragraph" style:parent-style-name="Standard">
      <style:text-properties officeooo:rsid="004942fb" officeooo:paragraph-rsid="004942fb"/>
    </style:style>
    <style:style style:name="P78" style:family="paragraph" style:parent-style-name="Standard">
      <style:text-properties officeooo:rsid="004942fb" officeooo:paragraph-rsid="00e1698a"/>
    </style:style>
    <style:style style:name="P79" style:family="paragraph" style:parent-style-name="Standard">
      <style:text-properties officeooo:rsid="004c9936" officeooo:paragraph-rsid="004c9936"/>
    </style:style>
    <style:style style:name="P80" style:family="paragraph" style:parent-style-name="Standard">
      <style:text-properties officeooo:rsid="0056e635" officeooo:paragraph-rsid="0056e635"/>
    </style:style>
    <style:style style:name="P81" style:family="paragraph" style:parent-style-name="Standard">
      <style:text-properties officeooo:rsid="00580712" officeooo:paragraph-rsid="00580712"/>
    </style:style>
    <style:style style:name="P82" style:family="paragraph" style:parent-style-name="Standard">
      <style:text-properties officeooo:rsid="00580712" officeooo:paragraph-rsid="00cda39b"/>
    </style:style>
    <style:style style:name="P83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4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85" style:family="paragraph" style:parent-style-name="Standard">
      <style:text-properties officeooo:rsid="0058a13f" officeooo:paragraph-rsid="00259d37"/>
    </style:style>
    <style:style style:name="P86" style:family="paragraph" style:parent-style-name="Standard">
      <style:text-properties officeooo:rsid="0058a13f" officeooo:paragraph-rsid="00637580"/>
    </style:style>
    <style:style style:name="P87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88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9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90" style:family="paragraph" style:parent-style-name="Standard">
      <style:text-properties officeooo:rsid="00666d9b" officeooo:paragraph-rsid="00666d9b"/>
    </style:style>
    <style:style style:name="P91" style:family="paragraph" style:parent-style-name="Standard">
      <style:text-properties officeooo:rsid="0066912d" officeooo:paragraph-rsid="0066912d"/>
    </style:style>
    <style:style style:name="P92" style:family="paragraph" style:parent-style-name="Standard">
      <style:text-properties officeooo:rsid="006723b9" officeooo:paragraph-rsid="006723b9"/>
    </style:style>
    <style:style style:name="P93" style:family="paragraph" style:parent-style-name="Standard">
      <style:text-properties officeooo:rsid="0068de69" officeooo:paragraph-rsid="0068de69"/>
    </style:style>
    <style:style style:name="P94" style:family="paragraph" style:parent-style-name="Standard">
      <style:text-properties officeooo:rsid="006a89a8" officeooo:paragraph-rsid="006a89a8"/>
    </style:style>
    <style:style style:name="P95" style:family="paragraph" style:parent-style-name="Standard">
      <style:text-properties officeooo:rsid="006b2629" officeooo:paragraph-rsid="006b2629"/>
    </style:style>
    <style:style style:name="P96" style:family="paragraph" style:parent-style-name="Standard">
      <style:text-properties officeooo:rsid="006cf898" officeooo:paragraph-rsid="006cf898"/>
    </style:style>
    <style:style style:name="P97" style:family="paragraph" style:parent-style-name="Standard">
      <style:text-properties officeooo:rsid="006dc2a4" officeooo:paragraph-rsid="006dc2a4"/>
    </style:style>
    <style:style style:name="P98" style:family="paragraph" style:parent-style-name="Standard">
      <style:text-properties officeooo:rsid="006e8409" officeooo:paragraph-rsid="006e8409"/>
    </style:style>
    <style:style style:name="P99" style:family="paragraph" style:parent-style-name="Standard">
      <style:text-properties officeooo:rsid="0071125a" officeooo:paragraph-rsid="0071125a"/>
    </style:style>
    <style:style style:name="P100" style:family="paragraph" style:parent-style-name="Standard">
      <style:text-properties officeooo:rsid="0072aa8b" officeooo:paragraph-rsid="0072aa8b"/>
    </style:style>
    <style:style style:name="P101" style:family="paragraph" style:parent-style-name="Standard">
      <style:text-properties officeooo:rsid="0073844b" officeooo:paragraph-rsid="0073844b"/>
    </style:style>
    <style:style style:name="P102" style:family="paragraph" style:parent-style-name="Standard">
      <style:text-properties officeooo:rsid="00742f91" officeooo:paragraph-rsid="00742f91"/>
    </style:style>
    <style:style style:name="P103" style:family="paragraph" style:parent-style-name="Standard">
      <style:text-properties officeooo:rsid="00753901" officeooo:paragraph-rsid="0079c0fc"/>
    </style:style>
    <style:style style:name="P104" style:family="paragraph" style:parent-style-name="Standard">
      <style:text-properties officeooo:rsid="0077fb6d" officeooo:paragraph-rsid="0077fb6d"/>
    </style:style>
    <style:style style:name="P105" style:family="paragraph" style:parent-style-name="Standard">
      <style:text-properties officeooo:rsid="0079c0fc" officeooo:paragraph-rsid="0079c0fc"/>
    </style:style>
    <style:style style:name="P106" style:family="paragraph" style:parent-style-name="Standard">
      <style:text-properties officeooo:rsid="007ae786" officeooo:paragraph-rsid="007ae786"/>
    </style:style>
    <style:style style:name="P107" style:family="paragraph" style:parent-style-name="Standard">
      <style:text-properties officeooo:rsid="007d5a32" officeooo:paragraph-rsid="007d5a32"/>
    </style:style>
    <style:style style:name="P108" style:family="paragraph" style:parent-style-name="Standard">
      <style:text-properties officeooo:rsid="007d5a32" officeooo:paragraph-rsid="00988108"/>
    </style:style>
    <style:style style:name="P109" style:family="paragraph" style:parent-style-name="Standard">
      <style:text-properties officeooo:rsid="0080d511" officeooo:paragraph-rsid="0080d511"/>
    </style:style>
    <style:style style:name="P110" style:family="paragraph" style:parent-style-name="Standard">
      <style:text-properties officeooo:rsid="008429fa" officeooo:paragraph-rsid="008429fa"/>
    </style:style>
    <style:style style:name="P111" style:family="paragraph" style:parent-style-name="Standard">
      <style:text-properties officeooo:rsid="008429fa" officeooo:paragraph-rsid="00988108"/>
    </style:style>
    <style:style style:name="P112" style:family="paragraph" style:parent-style-name="Standard">
      <style:text-properties officeooo:rsid="00988108" officeooo:paragraph-rsid="00988108"/>
    </style:style>
    <style:style style:name="P113" style:family="paragraph" style:parent-style-name="Standard">
      <style:text-properties officeooo:rsid="0099e29f" officeooo:paragraph-rsid="0099e29f"/>
    </style:style>
    <style:style style:name="P114" style:family="paragraph" style:parent-style-name="Standard">
      <style:text-properties officeooo:rsid="009ad3a8" officeooo:paragraph-rsid="009ad3a8"/>
    </style:style>
    <style:style style:name="P115" style:family="paragraph" style:parent-style-name="MyTitre">
      <style:text-properties officeooo:rsid="00addc5e" officeooo:paragraph-rsid="00addc5e"/>
    </style:style>
    <style:style style:name="P116" style:family="paragraph" style:parent-style-name="MyTitre">
      <style:text-properties officeooo:rsid="00af4a66" officeooo:paragraph-rsid="00af4a66"/>
    </style:style>
    <style:style style:name="P117" style:family="paragraph" style:parent-style-name="Standard">
      <style:text-properties officeooo:rsid="009ed58f" officeooo:paragraph-rsid="009ed58f"/>
    </style:style>
    <style:style style:name="P118" style:family="paragraph" style:parent-style-name="Standard">
      <style:text-properties officeooo:rsid="00a1431d" officeooo:paragraph-rsid="00a1431d"/>
    </style:style>
    <style:style style:name="P119" style:family="paragraph" style:parent-style-name="Standard">
      <style:text-properties officeooo:rsid="00a38baf" officeooo:paragraph-rsid="00a38baf"/>
    </style:style>
    <style:style style:name="P120" style:family="paragraph" style:parent-style-name="Standard">
      <style:text-properties officeooo:rsid="00ac47cf" officeooo:paragraph-rsid="00ac47cf"/>
    </style:style>
    <style:style style:name="P121" style:family="paragraph" style:parent-style-name="Standard">
      <style:text-properties officeooo:rsid="00ac4e05" officeooo:paragraph-rsid="00ac4e05"/>
    </style:style>
    <style:style style:name="P122" style:family="paragraph" style:parent-style-name="Standard">
      <style:text-properties officeooo:rsid="00b04639" officeooo:paragraph-rsid="00b04639"/>
    </style:style>
    <style:style style:name="P123" style:family="paragraph" style:parent-style-name="Standard">
      <style:text-properties officeooo:rsid="00b2222f" officeooo:paragraph-rsid="00b2222f"/>
    </style:style>
    <style:style style:name="P124" style:family="paragraph" style:parent-style-name="Standard">
      <style:text-properties officeooo:rsid="00b4f7ac" officeooo:paragraph-rsid="00b4f7ac"/>
    </style:style>
    <style:style style:name="P125" style:family="paragraph" style:parent-style-name="Standard">
      <style:text-properties officeooo:rsid="00b69123" officeooo:paragraph-rsid="00b69123"/>
    </style:style>
    <style:style style:name="P126" style:family="paragraph" style:parent-style-name="Standard">
      <style:text-properties officeooo:rsid="00b6b931" officeooo:paragraph-rsid="00b6b931"/>
    </style:style>
    <style:style style:name="P127" style:family="paragraph" style:parent-style-name="Standard">
      <style:text-properties officeooo:rsid="00b83105" officeooo:paragraph-rsid="00b83105"/>
    </style:style>
    <style:style style:name="P128" style:family="paragraph" style:parent-style-name="Standard">
      <style:text-properties officeooo:rsid="00b9dc09" officeooo:paragraph-rsid="00b9dc09"/>
    </style:style>
    <style:style style:name="P129" style:family="paragraph" style:parent-style-name="Standard">
      <style:text-properties officeooo:rsid="00ba426b" officeooo:paragraph-rsid="00ba426b"/>
    </style:style>
    <style:style style:name="P130" style:family="paragraph" style:parent-style-name="Standard">
      <style:text-properties officeooo:rsid="00bcb2d6" officeooo:paragraph-rsid="00bcb2d6"/>
    </style:style>
    <style:style style:name="P131" style:family="paragraph" style:parent-style-name="Standard">
      <style:text-properties officeooo:rsid="00c6d99b" officeooo:paragraph-rsid="00c6d99b"/>
    </style:style>
    <style:style style:name="P132" style:family="paragraph" style:parent-style-name="Standard">
      <style:text-properties officeooo:rsid="00c99cb6" officeooo:paragraph-rsid="00c99cb6"/>
    </style:style>
    <style:style style:name="P133" style:family="paragraph" style:parent-style-name="Standard">
      <style:text-properties officeooo:rsid="00cda39b" officeooo:paragraph-rsid="00cda39b"/>
    </style:style>
    <style:style style:name="P134" style:family="paragraph" style:parent-style-name="Standard">
      <style:text-properties officeooo:rsid="00d18d32" officeooo:paragraph-rsid="00d18d32"/>
    </style:style>
    <style:style style:name="P135" style:family="paragraph" style:parent-style-name="Standard">
      <style:text-properties officeooo:rsid="00dbaf6a" officeooo:paragraph-rsid="00dbaf6a"/>
    </style:style>
    <style:style style:name="P136" style:family="paragraph" style:parent-style-name="Standard">
      <style:text-properties officeooo:rsid="00dd8365" officeooo:paragraph-rsid="00dd8365"/>
    </style:style>
    <style:style style:name="P137" style:family="paragraph" style:parent-style-name="Standard">
      <style:text-properties officeooo:rsid="00dfabc2" officeooo:paragraph-rsid="00dfabc2"/>
    </style:style>
    <style:style style:name="P138" style:family="paragraph" style:parent-style-name="Standard">
      <style:text-properties officeooo:rsid="00e1698a" officeooo:paragraph-rsid="004942fb"/>
    </style:style>
    <style:style style:name="P139" style:family="paragraph" style:parent-style-name="Standard">
      <style:text-properties officeooo:rsid="00e1698a" officeooo:paragraph-rsid="00e1698a"/>
    </style:style>
    <style:style style:name="P140" style:family="paragraph" style:parent-style-name="Standard">
      <style:text-properties officeooo:rsid="00e819a6" officeooo:paragraph-rsid="00e819a6"/>
    </style:style>
    <style:style style:name="P141" style:family="paragraph" style:parent-style-name="Standard">
      <style:text-properties officeooo:rsid="00e8a3ef" officeooo:paragraph-rsid="00e8a3ef"/>
    </style:style>
    <style:style style:name="P142" style:family="paragraph" style:parent-style-name="Standard">
      <style:text-properties officeooo:rsid="00e9a538" officeooo:paragraph-rsid="00e9a538"/>
    </style:style>
    <style:style style:name="P143" style:family="paragraph" style:parent-style-name="Standard">
      <style:text-properties officeooo:rsid="00ea4902" officeooo:paragraph-rsid="00ea4902"/>
    </style:style>
    <style:style style:name="P144" style:family="paragraph" style:parent-style-name="Standard">
      <style:text-properties officeooo:rsid="00eafd67" officeooo:paragraph-rsid="00eafd67"/>
    </style:style>
    <style:style style:name="P145" style:family="paragraph" style:parent-style-name="Standard">
      <style:text-properties officeooo:rsid="00ec551a" officeooo:paragraph-rsid="00ec551a"/>
    </style:style>
    <style:style style:name="P146" style:family="paragraph" style:parent-style-name="Standard">
      <style:text-properties officeooo:rsid="00ed6eba" officeooo:paragraph-rsid="00ed6eba"/>
    </style:style>
    <style:style style:name="P147" style:family="paragraph" style:parent-style-name="Standard">
      <style:text-properties officeooo:rsid="00ed9931" officeooo:paragraph-rsid="00ed9931"/>
    </style:style>
    <style:style style:name="P148" style:family="paragraph" style:parent-style-name="Standard">
      <style:text-properties officeooo:rsid="00f4a0c6" officeooo:paragraph-rsid="00f4a0c6"/>
    </style:style>
    <style:style style:name="P149" style:family="paragraph" style:parent-style-name="Standard">
      <style:text-properties officeooo:rsid="00f6739f" officeooo:paragraph-rsid="00f6739f"/>
    </style:style>
    <style:style style:name="P150" style:family="paragraph" style:parent-style-name="Standard">
      <style:text-properties officeooo:rsid="00f6739f" officeooo:paragraph-rsid="00191fb2"/>
    </style:style>
    <style:style style:name="P151" style:family="paragraph" style:parent-style-name="Standard">
      <style:text-properties officeooo:rsid="00f8c244" officeooo:paragraph-rsid="00f8c244"/>
    </style:style>
    <style:style style:name="P152" style:family="paragraph" style:parent-style-name="Standard">
      <style:text-properties officeooo:rsid="00f8c244" officeooo:paragraph-rsid="00fd43dd"/>
    </style:style>
    <style:style style:name="P153" style:family="paragraph" style:parent-style-name="Standard">
      <style:text-properties officeooo:rsid="00fa5392" officeooo:paragraph-rsid="00fa5392"/>
    </style:style>
    <style:style style:name="P154" style:family="paragraph" style:parent-style-name="Standard">
      <style:text-properties officeooo:rsid="00fb4997" officeooo:paragraph-rsid="00fb4997"/>
    </style:style>
    <style:style style:name="P155" style:family="paragraph" style:parent-style-name="Standard">
      <style:text-properties officeooo:rsid="00fd43dd" officeooo:paragraph-rsid="00fd43dd"/>
    </style:style>
    <style:style style:name="P156" style:family="paragraph" style:parent-style-name="Standard">
      <style:text-properties officeooo:paragraph-rsid="00f8c244"/>
    </style:style>
    <style:style style:name="P157" style:family="paragraph" style:parent-style-name="Standard">
      <style:text-properties officeooo:rsid="00ff6e6c" officeooo:paragraph-rsid="00ff6e6c"/>
    </style:style>
    <style:style style:name="P158" style:family="paragraph" style:parent-style-name="Standard">
      <style:text-properties officeooo:rsid="01007f3f" officeooo:paragraph-rsid="00580712"/>
    </style:style>
    <style:style style:name="P159" style:family="paragraph" style:parent-style-name="Standard">
      <style:text-properties officeooo:rsid="0108ec53" officeooo:paragraph-rsid="0108ec53"/>
    </style:style>
    <style:style style:name="P1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Standard">
      <style:text-properties officeooo:rsid="010a3fa6" officeooo:paragraph-rsid="010a3fa6"/>
    </style:style>
    <style:style style:name="P162" style:family="paragraph" style:parent-style-name="Standard">
      <style:text-properties officeooo:rsid="010bc0cd" officeooo:paragraph-rsid="010bc0cd"/>
    </style:style>
    <style:style style:name="P163" style:family="paragraph" style:parent-style-name="Standard">
      <style:text-properties officeooo:rsid="01101f5a" officeooo:paragraph-rsid="01101f5a"/>
    </style:style>
    <style:style style:name="P164" style:family="paragraph" style:parent-style-name="Standard">
      <style:text-properties officeooo:rsid="011138de" officeooo:paragraph-rsid="011138de"/>
    </style:style>
    <style:style style:name="P165" style:family="paragraph" style:parent-style-name="Standard">
      <style:text-properties officeooo:paragraph-rsid="01129637"/>
    </style:style>
    <style:style style:name="P166" style:family="paragraph" style:parent-style-name="Standard">
      <style:text-properties officeooo:paragraph-rsid="01158af3"/>
    </style:style>
    <style:style style:name="P167" style:family="paragraph" style:parent-style-name="Standard">
      <style:text-properties officeooo:rsid="011689f2" officeooo:paragraph-rsid="011689f2"/>
    </style:style>
    <style:style style:name="P168" style:family="paragraph" style:parent-style-name="Standard">
      <style:text-properties style:text-underline-style="solid" style:text-underline-width="auto" style:text-underline-color="font-color" fo:font-weight="bold" officeooo:rsid="00e69b28" officeooo:paragraph-rsid="00e69b28" style:font-weight-asian="bold" style:font-weight-complex="bold"/>
    </style:style>
    <style:style style:name="P169" style:family="paragraph" style:parent-style-name="Standard">
      <style:text-properties style:text-underline-style="solid" style:text-underline-width="auto" style:text-underline-color="font-color" fo:font-weight="bold" officeooo:rsid="00e819a6" officeooo:paragraph-rsid="00e819a6" style:font-weight-asian="bold" style:font-weight-complex="bold"/>
    </style:style>
    <style:style style:name="P170" style:family="paragraph" style:parent-style-name="Standard">
      <style:text-properties style:text-underline-style="solid" style:text-underline-width="auto" style:text-underline-color="font-color" fo:font-weight="bold" officeooo:rsid="0117b54a" officeooo:paragraph-rsid="0117b54a" fo:background-color="#ffff00" style:font-weight-asian="bold" style:font-weight-complex="bold"/>
    </style:style>
    <style:style style:name="P171" style:family="paragraph" style:parent-style-name="Standard">
      <style:text-properties officeooo:rsid="011ca924" officeooo:paragraph-rsid="011ca924" fo:background-color="#ffff00"/>
    </style:style>
    <style:style style:name="P172" style:family="paragraph" style:parent-style-name="Standard">
      <style:text-properties officeooo:rsid="00ac4e05" officeooo:paragraph-rsid="00ac4e05" fo:background-color="#ffff00"/>
    </style:style>
    <style:style style:name="P173" style:family="paragraph" style:parent-style-name="Standard">
      <style:text-properties officeooo:rsid="00ac4e05" officeooo:paragraph-rsid="011a3c9e" fo:background-color="#ffff00"/>
    </style:style>
    <style:style style:name="P174" style:family="paragraph" style:parent-style-name="Standard">
      <style:text-properties officeooo:rsid="01201992" officeooo:paragraph-rsid="01201992"/>
    </style:style>
    <style:style style:name="P175" style:family="paragraph" style:parent-style-name="Standard">
      <style:text-properties officeooo:rsid="01202daa" officeooo:paragraph-rsid="01202daa"/>
    </style:style>
    <style:style style:name="P176" style:family="paragraph" style:parent-style-name="Standard">
      <style:text-properties officeooo:rsid="011a3c9e" officeooo:paragraph-rsid="011a3c9e" fo:background-color="#ffff00"/>
    </style:style>
    <style:style style:name="P177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78" style:family="paragraph" style:parent-style-name="Standard">
      <style:text-properties style:use-window-font-color="true" loext:opacity="0%" fo:font-style="normal" officeooo:rsid="01242021" officeooo:paragraph-rsid="01242021" fo:background-color="#ffff00" style:font-style-asian="normal" style:font-style-complex="normal"/>
    </style:style>
    <style:style style:name="P179" style:family="paragraph" style:parent-style-name="Standard">
      <style:text-properties style:use-window-font-color="true" loext:opacity="0%" fo:font-style="normal" officeooo:rsid="01261dfd" officeooo:paragraph-rsid="01261dfd" fo:background-color="transparent" style:font-style-asian="normal" style:font-style-complex="normal"/>
    </style:style>
    <style:style style:name="P180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f3240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10ea337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1129637" style:font-weight-asian="bold" style:font-weight-complex="bold"/>
    </style:style>
    <style:style style:name="T19" style:family="text">
      <style:text-properties officeooo:rsid="002a274a"/>
    </style:style>
    <style:style style:name="T20" style:family="text">
      <style:text-properties officeooo:rsid="002bb009"/>
    </style:style>
    <style:style style:name="T21" style:family="text">
      <style:text-properties officeooo:rsid="00346f21"/>
    </style:style>
    <style:style style:name="T22" style:family="text">
      <style:text-properties officeooo:rsid="00363ff6"/>
    </style:style>
    <style:style style:name="T23" style:family="text">
      <style:text-properties officeooo:rsid="003e8573"/>
    </style:style>
    <style:style style:name="T24" style:family="text">
      <style:text-properties officeooo:rsid="0042fdbc"/>
    </style:style>
    <style:style style:name="T25" style:family="text">
      <style:text-properties officeooo:rsid="0045ab24"/>
    </style:style>
    <style:style style:name="T26" style:family="text">
      <style:text-properties officeooo:rsid="004658f2"/>
    </style:style>
    <style:style style:name="T27" style:family="text">
      <style:text-properties officeooo:rsid="004c9936"/>
    </style:style>
    <style:style style:name="T28" style:family="text">
      <style:text-properties officeooo:rsid="004e0dad"/>
    </style:style>
    <style:style style:name="T29" style:family="text">
      <style:text-properties officeooo:rsid="005be2ea"/>
    </style:style>
    <style:style style:name="T30" style:family="text">
      <style:text-properties officeooo:rsid="005dd08a"/>
    </style:style>
    <style:style style:name="T31" style:family="text">
      <style:text-properties officeooo:rsid="0061c956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637580" style:font-weight-asian="normal" style:font-weight-complex="normal"/>
    </style:style>
    <style:style style:name="T34" style:family="text">
      <style:text-properties style:text-underline-style="none" fo:font-weight="normal" officeooo:rsid="00e32457" style:font-weight-asian="normal" style:font-weight-complex="normal"/>
    </style:style>
    <style:style style:name="T35" style:family="text">
      <style:text-properties style:text-underline-style="none" fo:font-weight="normal" officeooo:rsid="00e4fe17" style:font-weight-asian="normal" style:font-weight-complex="normal"/>
    </style:style>
    <style:style style:name="T36" style:family="text">
      <style:text-properties style:text-underline-style="none" fo:font-weight="normal" officeooo:rsid="010ea337" style:font-weight-asian="normal" style:font-weight-complex="normal"/>
    </style:style>
    <style:style style:name="T37" style:family="text">
      <style:text-properties officeooo:rsid="0064170c"/>
    </style:style>
    <style:style style:name="T38" style:family="text">
      <style:text-properties officeooo:rsid="006723b9"/>
    </style:style>
    <style:style style:name="T39" style:family="text">
      <style:text-properties officeooo:rsid="0068de69"/>
    </style:style>
    <style:style style:name="T40" style:family="text">
      <style:text-properties officeooo:rsid="006d5b00"/>
    </style:style>
    <style:style style:name="T41" style:family="text">
      <style:text-properties officeooo:rsid="006e8409"/>
    </style:style>
    <style:style style:name="T42" style:family="text">
      <style:text-properties officeooo:rsid="006f88f1"/>
    </style:style>
    <style:style style:name="T43" style:family="text">
      <style:text-properties officeooo:rsid="00740ddb"/>
    </style:style>
    <style:style style:name="T44" style:family="text">
      <style:text-properties officeooo:rsid="00753901"/>
    </style:style>
    <style:style style:name="T45" style:family="text">
      <style:text-properties officeooo:rsid="007c1d12"/>
    </style:style>
    <style:style style:name="T46" style:family="text">
      <style:text-properties officeooo:rsid="0081a978"/>
    </style:style>
    <style:style style:name="T47" style:family="text">
      <style:text-properties officeooo:rsid="0099e29f"/>
    </style:style>
    <style:style style:name="T48" style:family="text">
      <style:text-properties officeooo:rsid="009a690b"/>
    </style:style>
    <style:style style:name="T49" style:family="text">
      <style:text-properties officeooo:rsid="009ef54d"/>
    </style:style>
    <style:style style:name="T50" style:family="text">
      <style:text-properties officeooo:rsid="009f6fe3"/>
    </style:style>
    <style:style style:name="T51" style:family="text">
      <style:text-properties officeooo:rsid="00b04639"/>
    </style:style>
    <style:style style:name="T52" style:family="text">
      <style:text-properties officeooo:rsid="00b59cc5"/>
    </style:style>
    <style:style style:name="T53" style:family="text">
      <style:text-properties officeooo:rsid="00b6b931"/>
    </style:style>
    <style:style style:name="T54" style:family="text">
      <style:text-properties officeooo:rsid="00b6eab8"/>
    </style:style>
    <style:style style:name="T55" style:family="text">
      <style:text-properties officeooo:rsid="00bfd502"/>
    </style:style>
    <style:style style:name="T56" style:family="text">
      <style:text-properties officeooo:rsid="00c1897a"/>
    </style:style>
    <style:style style:name="T57" style:family="text">
      <style:text-properties officeooo:rsid="00c18e5c"/>
    </style:style>
    <style:style style:name="T58" style:family="text">
      <style:text-properties officeooo:rsid="00c31239"/>
    </style:style>
    <style:style style:name="T59" style:family="text">
      <style:text-properties officeooo:rsid="00c44888"/>
    </style:style>
    <style:style style:name="T60" style:family="text">
      <style:text-properties officeooo:rsid="00c63e59"/>
    </style:style>
    <style:style style:name="T61" style:family="text">
      <style:text-properties officeooo:rsid="00c75c76"/>
    </style:style>
    <style:style style:name="T62" style:family="text">
      <style:text-properties officeooo:rsid="00c79604"/>
    </style:style>
    <style:style style:name="T63" style:family="text">
      <style:text-properties officeooo:rsid="00c8f50a"/>
    </style:style>
    <style:style style:name="T64" style:family="text">
      <style:text-properties officeooo:rsid="00c96dff"/>
    </style:style>
    <style:style style:name="T65" style:family="text">
      <style:text-properties officeooo:rsid="00cb71bd"/>
    </style:style>
    <style:style style:name="T66" style:family="text">
      <style:text-properties officeooo:rsid="00cd18e6"/>
    </style:style>
    <style:style style:name="T67" style:family="text">
      <style:text-properties officeooo:rsid="00ce060b"/>
    </style:style>
    <style:style style:name="T68" style:family="text">
      <style:text-properties fo:color="#00a933" loext:opacity="100%"/>
    </style:style>
    <style:style style:name="T69" style:family="text">
      <style:text-properties fo:color="#00a933" loext:opacity="100%" officeooo:rsid="00d128b1"/>
    </style:style>
    <style:style style:name="T70" style:family="text">
      <style:text-properties fo:color="#00a933" loext:opacity="100%" officeooo:rsid="0127f92c"/>
    </style:style>
    <style:style style:name="T71" style:family="text">
      <style:text-properties officeooo:rsid="00d2f933"/>
    </style:style>
    <style:style style:name="T72" style:family="text">
      <style:text-properties officeooo:rsid="00d3a770"/>
    </style:style>
    <style:style style:name="T73" style:family="text">
      <style:text-properties officeooo:rsid="00df7126"/>
    </style:style>
    <style:style style:name="T74" style:family="text">
      <style:text-properties officeooo:rsid="00e58cbf"/>
    </style:style>
    <style:style style:name="T75" style:family="text">
      <style:text-properties officeooo:rsid="00e69b28"/>
    </style:style>
    <style:style style:name="T76" style:family="text">
      <style:text-properties officeooo:rsid="00ed6eba"/>
    </style:style>
    <style:style style:name="T77" style:family="text">
      <style:text-properties officeooo:rsid="00f0ec90"/>
    </style:style>
    <style:style style:name="T78" style:family="text">
      <style:text-properties officeooo:rsid="00fa0ad0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weight="bold" officeooo:rsid="00f8c244" style:font-weight-asian="bold" style:font-weight-complex="bold"/>
    </style:style>
    <style:style style:name="T81" style:family="text">
      <style:text-properties style:font-name="Liberation Serif" fo:font-weight="bold" officeooo:rsid="00fda8f2" style:font-weight-asian="bold" style:font-weight-complex="bold"/>
    </style:style>
    <style:style style:name="T82" style:family="text">
      <style:text-properties style:font-name="Liberation Serif" officeooo:rsid="00fd43dd"/>
    </style:style>
    <style:style style:name="T83" style:family="text">
      <style:text-properties style:font-name="Liberation Serif" officeooo:rsid="01129637"/>
    </style:style>
    <style:style style:name="T84" style:family="text">
      <style:text-properties style:font-name="Liberation Serif" officeooo:rsid="01150424"/>
    </style:style>
    <style:style style:name="T85" style:family="text">
      <style:text-properties style:font-name="Liberation Serif" officeooo:rsid="01158af3"/>
    </style:style>
    <style:style style:name="T86" style:family="text">
      <style:text-properties style:font-name="Liberation Serif" style:text-underline-style="solid" style:text-underline-width="auto" style:text-underline-color="font-color" fo:font-weight="bold" officeooo:rsid="01158af3" style:font-weight-asian="bold" style:font-weight-complex="bold"/>
    </style:style>
    <style:style style:name="T87" style:family="text">
      <style:text-properties officeooo:rsid="010a4166"/>
    </style:style>
    <style:style style:name="T88" style:family="text">
      <style:text-properties officeooo:rsid="010bc0cd"/>
    </style:style>
    <style:style style:name="T89" style:family="text">
      <style:text-properties officeooo:rsid="01129637"/>
    </style:style>
    <style:style style:name="T90" style:family="text">
      <style:text-properties officeooo:rsid="011a3c9e"/>
    </style:style>
    <style:style style:name="T91" style:family="text">
      <style:text-properties officeooo:rsid="011b5682"/>
    </style:style>
    <style:style style:name="T92" style:family="text">
      <style:text-properties officeooo:rsid="011e65f4"/>
    </style:style>
    <style:style style:name="T93" style:family="text">
      <style:text-properties officeooo:rsid="0127f92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8">Synthese Pharo</text:p>
      <text:p text:style-name="P27"/>
      <text:p text:style-name="P27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60"><text:a xlink:type="simple" xlink:href="#__RefHeading___Toc1109_1610500243" text:style-name="Index_20_Link" text:visited-style-name="Index_20_Link">Ce que le prof attend - DS<text:tab/>1</text:a></text:p>
          <text:p text:style-name="P160"><text:a xlink:type="simple" xlink:href="#__RefHeading___Toc2684_3985954656" text:style-name="Index_20_Link" text:visited-style-name="Index_20_Link">Import / Export<text:tab/>1</text:a></text:p>
          <text:p text:style-name="P160"><text:a xlink:type="simple" xlink:href="#__RefHeading___Toc846_3985954656" text:style-name="Index_20_Link" text:visited-style-name="Index_20_Link">Inclus en synthese<text:tab/>2</text:a></text:p>
          <text:p text:style-name="P160"><text:a xlink:type="simple" xlink:href="#__RefHeading___Toc860_3985954656" text:style-name="Index_20_Link" text:visited-style-name="Index_20_Link">Important<text:tab/>2</text:a></text:p>
          <text:p text:style-name="P160"><text:a xlink:type="simple" xlink:href="#__RefHeading___Toc1117_1610500243" text:style-name="Index_20_Link" text:visited-style-name="Index_20_Link">Spot<text:tab/>2</text:a></text:p>
          <text:p text:style-name="P160"><text:a xlink:type="simple" xlink:href="#__RefHeading___Toc858_3985954656" text:style-name="Index_20_Link" text:visited-style-name="Index_20_Link">Fenetres<text:tab/>2</text:a></text:p>
          <text:p text:style-name="P160"><text:a xlink:type="simple" xlink:href="#__RefHeading___Toc856_3985954656" text:style-name="Index_20_Link" text:visited-style-name="Index_20_Link">Types<text:tab/>3</text:a></text:p>
          <text:p text:style-name="P160"><text:a xlink:type="simple" xlink:href="#__RefHeading___Toc854_3985954656" text:style-name="Index_20_Link" text:visited-style-name="Index_20_Link">Fonctions importantes<text:tab/>4</text:a></text:p>
          <text:p text:style-name="P160"><text:a xlink:type="simple" xlink:href="#__RefHeading___Toc852_3985954656" text:style-name="Index_20_Link" text:visited-style-name="Index_20_Link">Syntaxe<text:tab/>4</text:a></text:p>
          <text:p text:style-name="P160"><text:a xlink:type="simple" xlink:href="#__RefHeading___Toc850_3985954656" text:style-name="Index_20_Link" text:visited-style-name="Index_20_Link">Message précédence<text:tab/>6</text:a></text:p>
          <text:p text:style-name="P160"><text:a xlink:type="simple" xlink:href="#__RefHeading___Toc848_3985954656" text:style-name="Index_20_Link" text:visited-style-name="Index_20_Link">Structures de Controles<text:tab/>6</text:a></text:p>
          <text:p text:style-name="P160"><text:a xlink:type="simple" xlink:href="#__RefHeading___Toc1115_1610500243" text:style-name="Index_20_Link" text:visited-style-name="Index_20_Link">Syntaxe d’un test<text:tab/>7</text:a></text:p>
          <text:p text:style-name="P160"><text:a xlink:type="simple" xlink:href="#__RefHeading___Toc2682_3985954656" text:style-name="Index_20_Link" text:visited-style-name="Index_20_Link">Test unitaire<text:tab/>8</text:a></text:p>
          <text:p text:style-name="P160"><text:a xlink:type="simple" xlink:href="#__RefHeading___Toc1113_1610500243" text:style-name="Index_20_Link" text:visited-style-name="Index_20_Link">Practise 1 :Code Test coverage + Mutation Testing<text:tab/>8</text:a></text:p>
          <text:p text:style-name="P160"><text:a xlink:type="simple" xlink:href="#__RefHeading___Toc1111_1610500243" text:style-name="Index_20_Link" text:visited-style-name="Index_20_Link">Practise 2 : Fuzzing<text:tab/>8</text:a></text:p>
        </text:index-body>
      </text:table-of-content>
      <text:p text:style-name="P27"/>
      <text:p text:style-name="P27"/>
      <text:p text:style-name="P115"><text:bookmark-start text:name="__RefHeading___Toc1109_1610500243"/>Ce que le prof attend - DS<text:bookmark-end text:name="__RefHeading___Toc1109_1610500243"/></text:p>
      <text:p text:style-name="P107"/>
      <text:p text:style-name="P172">- <text:span text:style-name="T92">Apprendre certains principes du cours genre le RIGHT BICEPS SUR</text:span></text:p>
      <text:p text:style-name="P172"/>
      <text:p text:style-name="P172">- <text:span text:style-name="T65">Prof à dit qu’il peut nous demander d’écrire des tests !! <text:s text:c="4"/></text:span></text:p>
      <text:p text:style-name="P172"><text:s text:c="4"/><text:span text:style-name="T65">donc connaitre les assertions et les </text:span><text:span text:style-name="T66">assertions d’exception <text:s text:c="3"/></text:span></text:p>
      <text:p text:style-name="P172"/>
      <text:p text:style-name="P172">- <text:span text:style-name="T90">On aura du Fuzzer dixit prof !!</text:span></text:p>
      <text:p text:style-name="P173"><text:s text:c="5"/><text:span text:style-name="T90">Donc voir à apprendre &gt; Practise1 code mutation testing</text:span></text:p>
      <text:p text:style-name="P176"><text:s text:c="38"/>&gt; Practise 2 code Fuzzing </text:p>
      <text:p text:style-name="P173"><text:s text:c="38"/>&gt; <text:span text:style-name="T91">Practise 2 definir une gramaire</text:span></text:p>
      <text:p text:style-name="P176"><text:s text:c="37"/>&gt; Practise 3 code Fuzzing et differentiel <text:s/></text:p>
      <text:p text:style-name="P121"/>
      <text:p text:style-name="P121">- Le prof à dit qu’il ne nous demande pas d’ếtre des expert en Pharo. <text:span text:style-name="T90">Ce que j’ai fais devrait être ok.</text:span></text:p>
      <text:p text:style-name="P121"/>
      <text:p text:style-name="P121">Et etre capable de comprendre quand on nous montre du Pharo.</text:p>
      <text:p text:style-name="P121"/>
      <text:p text:style-name="P107"/>
      <text:p text:style-name="MyTitre"><text:bookmark-start text:name="__RefHeading___Toc2684_3985954656"/>Import / Export<text:bookmark-end text:name="__RefHeading___Toc2684_3985954656"/></text:p>
      <text:p text:style-name="P109"/>
      <text:p text:style-name="P109"/>
      <text:p text:style-name="P109">J'ai enfin réussie à gérer cette partie !! <text:s text:c="4"/></text:p>
      <text:p text:style-name="P110"/>
      <text:p text:style-name="P111">J<text:span text:style-name="T46">e vais à Source &gt; Git Repositories Browser</text:span>. </text:p>
      <text:p text:style-name="P112"><text:soft-page-break/>Je vais dans la partie Credential &gt; Use Custom SSH Key &gt; Remplir Public SSH Key et Private SSH Key<text:span text:style-name="T47">.</text:span></text:p>
      <text:p text:style-name="P112"/>
      <text:p text:style-name="P119"><text:span text:style-name="T12">Attention</text:span>, <text:span text:style-name="T59">ne pas utiliser la commande Montecello en playground </text:span><text:span text:style-name="T61">mais dans l’onglet git repository, </text:span><text:span text:style-name="T59">ou cela </text:span><text:span text:style-name="T62">ne</text:span><text:span text:style-name="T60"> peut pas push </text:span><text:span text:style-name="T62">après</text:span></text:p>
      <text:p text:style-name="P131"><text:span text:style-name="T12">Attention</text:span>, En université → <text:span text:style-name="T63">soucis à l’import dans le git repository donc… faire un repository “local”, y commit, puis passer dans le vrai dossier et GIT PUSH </text:span><text:span text:style-name="T64">donc </text:span><text:span text:style-name="T15">PREVOIR EN AVANCE</text:span></text:p>
      <text:p text:style-name="P112"/>
      <text:p text:style-name="P113"><text:span text:style-name="T12">Attention</text:span>, cliquer sur "Store Settings" <text:span text:style-name="T48">en haut </text:span>ou la configuration ne sera jamais utilisé, quand bien même elle sera toujours visible.</text:p>
      <text:p text:style-name="P113"/>
      <text:p text:style-name="P117">Cliquer ensuite sur Le boutton “Add” puis “<text:span text:style-name="T49">clone remote repository”. </text:span><text:span text:style-name="T50">Et indiquer la bonne url.</text:span></text:p>
      <text:p text:style-name="P118">L’url est git@github.com:Meunier-Pierre/meunier_avl_2024.git</text:p>
      <text:p text:style-name="P113"/>
      <text:p text:style-name="P114">Au début je dois faire clic droit &gt; Metacello &gt; Install Baseline (Default)</text:p>
      <text:p text:style-name="P114">Après cela est clic droit &gt; commit puis clic droit &gt; push</text:p>
      <text:p text:style-name="P108"/>
      <text:p text:style-name="P27"/>
      <text:p text:style-name="MyTitre"><text:bookmark-start text:name="__RefHeading___Toc846_3985954656"/>Inclus en synthese<text:bookmark-end text:name="__RefHeading___Toc846_3985954656"/></text:p>
      <text:p text:style-name="P90"/>
      <text:p text:style-name="P90">Week1 sans les vidéos pour l'instant</text:p>
      <text:p text:style-name="P132">Je reprends à week2</text:p>
      <text:p text:style-name="P99">Week5 juste le pdf 6 sur comment faire les tests unitaires</text:p>
      <text:p text:style-name="P27"/>
      <text:p text:style-name="MyTitre"><text:bookmark-start text:name="__RefHeading___Toc860_3985954656"/>Important<text:bookmark-end text:name="__RefHeading___Toc860_3985954656"/></text:p>
      <text:p text:style-name="P2"/>
      <text:p text:style-name="P167">&gt; <text:span text:style-name="T12">ATTENTION</text:span>, les variables temporaires ne peuvent être déclarées QUE en 1er ligne, ou cela n'est pas syntaxiquement correct.</text:p>
      <text:p text:style-name="P2"/>
      <text:p text:style-name="P58"><text:span text:style-name="T33">&gt; </text:span><text:span text:style-name="T13">ATTENTION</text:span><text:span text:style-name="T10">, </text:span>Avec "..." l'on écrit un commentaire, et non une chaine de caractère<text:span text:style-name="T22">. Il faut utiliser '...' plutôt</text:span></text:p>
      <text:p text:style-name="P58"/>
      <text:p text:style-name="P86"><text:span text:style-name="T33">&gt; </text:span><text:span text:style-name="T12">ATTENTION</text:span>, <text:span text:style-name="T31">une méthode ou l'on n'écrit pas de return va retourner self. Je suppose que cela a été fait pour permettre l'utilisation de la cascade.</text:span></text:p>
      <text:p text:style-name="P2"/>
      <text:p text:style-name="P66"><text:span text:style-name="T21">&gt; </text:span><text:span text:style-name="T14">ATTENTION</text:span><text:span text:style-name="T37"> </text:span>L'on utilise "=" dans les conditions et non "==". L'on va donc utiliser ":=" pour assigner une valeur.</text:p>
      <text:p text:style-name="P66"/>
      <text:p text:style-name="P2"><text:span text:style-name="T21">&gt; </text:span>Toujours sauver avec Pharo &gt; Save</text:p>
      <text:p text:style-name="P2"/>
      <text:p text:style-name="P45"><text:span text:style-name="T21">&gt; </text:span>Le Playground permet de faire des commandes comme importer un projet depuis Gitlab.</text:p>
      <text:p text:style-name="P45"/>
      <text:p text:style-name="P85"/>
      <text:p text:style-name="P116"><text:bookmark-start text:name="__RefHeading___Toc1117_1610500243"/>Spot<text:bookmark-end text:name="__RefHeading___Toc1117_1610500243"/></text:p>
      <text:p text:style-name="P120"/>
      <text:p text:style-name="P120">L’on peut faire clic droit &gt; Inspect <text:span text:style-name="T51">pour voir dans une classe les différentes valeurs. <text:s text:c="3"/></text:span></text:p>
      <text:p text:style-name="P122">L’on peut faire clic droit &gt; Browse pour voir le code de la classe que l’on à cliqué. <text:s text:c="5"/></text:p>
      <text:p text:style-name="P122"/>
      <text:p text:style-name="P123">Lors d’un test raté, cliquer sur la partie “Exception” puis faire le clic droit &gt; Inspect.</text:p>
      <text:p text:style-name="P124">L’on a alors une fenetre plus grande et plus visible, ou l’on peut cliquer sur “message<text:span text:style-name="T52">Text</text:span>” <text:span text:style-name="T52">avec un clic gauche, qui affiche le texte de façon lisible.</text:span> <text:s/></text:p>
      <text:p text:style-name="P85"><text:soft-page-break/></text:p>
      <text:p text:style-name="P27"/>
      <text:p text:style-name="P1"><text:bookmark-start text:name="__RefHeading___Toc858_3985954656"/>Fenetres<text:bookmark-end text:name="__RefHeading___Toc858_3985954656"/></text:p>
      <text:p text:style-name="P30"/>
      <text:p text:style-name="P2"/>
      <text:p text:style-name="P2">&gt; <text:span text:style-name="T56">Ouvrir Transcript en plus du Playground pour voir les textes. </text:span><text:span text:style-name="T57">Avec Browse &gt; Playground.</text:span></text:p>
      <text:p text:style-name="P2"><text:s text:c="9"/><text:span text:style-name="T58">Malheureusement, peu utilisé par les professeurs.</text:span></text:p>
      <text:p text:style-name="P2"/>
      <text:p text:style-name="P2"><text:span text:style-name="T38">&gt; </text:span>L'on accede au playground<text:span text:style-name="T3"> pour taper mes commandes avec Browse &gt; Playground</text:span></text:p>
      <text:p text:style-name="P2"/>
      <text:p text:style-name="P2">&gt; Utilisation sur <text:span text:style-name="T77">une fonction de classe, </text:span>clic droit &gt; Implementors pour voir <text:span text:style-name="T77">les implémentations des classes enfants</text:span></text:p>
      <text:p text:style-name="P2"/>
      <text:p text:style-name="P2">&gt; Utilisation sur <text:span text:style-name="T77">une</text:span> fonction de classe, <text:span text:style-name="T77">c</text:span>lic droit &gt; Senders pour voir qu'elles fonctions appellent notre fonction. </text:p>
      <text:p text:style-name="P2"/>
      <text:p text:style-name="P92">&gt; L'on peut voir les classe avec Browse &gt; System Browser<text:span text:style-name="T39"> :</text:span></text:p>
      <text:p text:style-name="P92"/>
      <text:p text:style-name="P104"><text:s text:c="5"/>ATTENTION pour voir les constructeurs avec le professeur aller dans le protocole "initialization", même si après je ne suis pas sur que cela sera partout pareil.</text:p>
      <text:p text:style-name="P93"><text:s text:c="5"/></text:p>
      <text:p text:style-name="P93"><text:s text:c="5"/>En filter taper "myg" et j'ai uniquement les 4 classes du professeur</text:p>
      <text:p text:style-name="P93"/>
      <text:p text:style-name="P94"><text:s text:c="6"/>Dans les boutons radio en bas toujours laisser "All Packages" et "Flat"</text:p>
      <text:p text:style-name="P94"><text:s text:c="4"/></text:p>
      <text:p text:style-name="P94"><text:s text:c="6"/>Par contre obligatoirement varier Inst side / Class Side, pour voir les fonctions normales, puis les fonctions de classes.</text:p>
      <text:p text:style-name="P94"/>
      <text:p text:style-name="P94"><text:s text:c="5"/>Idem, obligatoirement varier Methods / Var, pour voir les fonctions, puis les variables</text:p>
      <text:p text:style-name="P94"/>
      <text:p text:style-name="P97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97"/>
      <text:p text:style-name="P98"><text:s text:c="4"/></text:p>
      <text:p text:style-name="P94"/>
      <text:p text:style-name="P95">Pour ajouter un protocole comme "testing" en test, l'on va au 3ème écran, </text:p>
      <text:p text:style-name="P95"><text:s text:c="4"/>clic droit 3ème fenetre &gt; "+ New Protocol"</text:p>
      <text:p text:style-name="P95"/>
      <text:p text:style-name="P98"><text:s text:c="4"/>Pour voir une méthode, dans la 3ème fenetre l'on clique sur les protocoles voulus. Et ensuite dans la 4ème fenetre ou viennent d'apparaitre les méthodes, l'on clique<text:span text:style-name="T42"> sur la méthode. Son code apparait alors dans la partie base de l'écran.</text:span></text:p>
      <text:p text:style-name="P95"/>
      <text:p text:style-name="P96"><text:s text:c="4"/><text:span text:style-name="T12">Pour créer une methode </text:span><text:span text:style-name="T16">(dur à trouver)</text:span>, dans la 3ème fenetre en partant de la gauche cliquer sur le protocole / catégorie ou l'on souhaite mettre la méthode<text:span text:style-name="T41">, ce qui deselectionnera toute méthode selectionnée au passage.</text:span><text:span text:style-name="T40"> Et en bas l'on commence à modifier ce qu'il y a écrit comme le nom de la méthode. Et l'on peut alors faire "Ctrl + S", et soudain la méthode apparait à droite.</text:span></text:p>
      <text:p text:style-name="P53"/>
      <text:p text:style-name="P46"/>
      <text:p text:style-name="MyTitre"><text:bookmark-start text:name="__RefHeading___Toc856_3985954656"/>Types<text:bookmark-end text:name="__RefHeading___Toc856_3985954656"/></text:p>
      <text:p text:style-name="P48"/>
      <text:p text:style-name="P49"><text:soft-page-break/></text:p>
      <text:p text:style-name="P50">Typage dynamique.</text:p>
      <text:p text:style-name="P50">On trouve les objets suivants<text:span text:style-name="T5">.</text:span></text:p>
      <text:p text:style-name="P50"/>
      <text:p text:style-name="P59"><text:span text:style-name="T12">ATTENTION</text:span>, avec "..." l'on écrit un commentaire, et non une chaine de caractère</text:p>
      <text:p text:style-name="P59"/>
      <text:p text:style-name="P60"><text:span text:style-name="T12">ATTENTION,</text:span><text:span text:style-name="T32"> </text:span><text:span text:style-name="T34">le caractère "#" ne doit PAS etre copié </text:span><text:span text:style-name="T35">sinon il a un soucis</text:span></text:p>
      <text:p text:style-name="P54"/>
      <text:p text:style-name="P50">'Hello World'</text:p>
      <text:p text:style-name="P51">5</text:p>
      <text:p text:style-name="P63">true / false</text:p>
      <text:p text:style-name="P61">$c <text:s text:c="2"/>: Un caractère<text:span text:style-name="T19">. Ceux ci s'écrivent avec $</text:span></text:p>
      <text:p text:style-name="P55">nil <text:span text:style-name="T20">:</text:span> equivalent de NULL</text:p>
      <text:p text:style-name="P62">#(12 23 36) : Un tableau, et il n'y a pas de virgules</text:p>
      <text:p text:style-name="P64">10@20 : Un objet point</text:p>
      <text:p text:style-name="P64"/>
      <text:p text:style-name="P64"/>
      <text:p text:style-name="P64"/>
      <text:p text:style-name="MyTitre"><text:bookmark-start text:name="__RefHeading___Toc854_3985954656"/>Fonction<text:span text:style-name="T27">s importantes</text:span><text:bookmark-end text:name="__RefHeading___Toc854_3985954656"/></text:p>
      <text:p text:style-name="P48"/>
      <text:p text:style-name="P25">HyperImportant Copy :</text:p>
      <text:p text:style-name="P159"><text:s text:c="5"/>x deepCopy.</text:p>
      <text:p text:style-name="P48"/>
      <text:p text:style-name="P17">Affichage</text:p>
      <text:p text:style-name="P89"><text:s text:c="4"/><text:span text:style-name="T72">On utilise le "; cr" pour faire un retour à la ligne car "\n" n’existe pas en Transcript</text:span></text:p>
      <text:p text:style-name="P79"><text:s text:c="4"/><text:span text:style-name="T8">Transcript show: 'Cela est un test'; cr.</text:span></text:p>
      <text:p text:style-name="P48"/>
      <text:p text:style-name="P48"/>
      <text:p text:style-name="P22">Fonction asDate <text:span text:style-name="T11">à connaitre a cause du Fuzzer</text:span></text:p>
      <text:p text:style-name="P48"><text:s/>m-d-yyyy format</text:p>
      <text:p text:style-name="P48"/>
      <text:p text:style-name="P48">'11-2-1992' asDate</text:p>
      <text:p text:style-name="P150"/>
      <text:p text:style-name="P149"/>
      <text:p text:style-name="P155"><text:span text:style-name="T12">Attention erreur facile,</text:span> demander toujours une OrderedCollection et non un tableau, ou l'on ne peut rien ajouter !!</text:p>
      <text:p text:style-name="P157"><text:span text:style-name="T12">Attention</text:span><text:span text:style-name="T17">,</text:span><text:span text:style-name="T36"> l'on commence en élément 1 et non 0.</text:span></text:p>
      <text:p text:style-name="P149"/>
      <text:p text:style-name="P156"><text:span text:style-name="T81">OrderedCollection</text:span><text:span text:style-name="T80">:</text:span></text:p>
      <text:p text:style-name="P152"><text:span text:style-name="T79"><text:s text:c="4"/></text:span><text:span text:style-name="T82">OrderedCollection new </text:span></text:p>
      <text:p text:style-name="P152"><text:span text:style-name="T82"><text:s text:c="4"/></text:span><text:span text:style-name="T79">size &gt; Ren</text:span>voit la taille du tableau</text:p>
      <text:p text:style-name="P154"><text:s text:c="13"/>Exemple: <text:s/>squares size</text:p>
      <text:p text:style-name="P151"><text:s text:c="4"/>do: <text:s/>&gt; Pour les boucles for each</text:p>
      <text:p text:style-name="P161"><text:span text:style-name="T87"><text:s text:c="4"/>select</text:span>: &gt; Renvoit <text:span text:style-name="T87">les elements du tableau qui remplise la condition</text:span><text:span text:style-name="T88">. Cela renvoit un tableau !!</text:span></text:p>
      <text:p text:style-name="P162"><text:s text:c="22"/>Faire attention d'utiliser "at:" après.</text:p>
      <text:p text:style-name="P161"><text:s text:c="12"/><text:span text:style-name="T8">^ self board game blackPlayer pieces detect: [ :p | p isKing ]</text:span></text:p>
      <text:p text:style-name="P151"><text:s text:c="4"/>at: &gt; at: 2 renvoit le 2ème élément... Et commence en élément 1</text:p>
      <text:p text:style-name="P151"><text:s text:c="4"/><text:span text:style-name="T78">add</text:span>: &gt; <text:span text:style-name="T78">add: 'Hello' <text:s/>ajoute cet élément</text:span></text:p>
      <text:p text:style-name="P153"><text:s text:c="4"/>at: <text:s/>put: <text:s/>&gt; <text:s text:c="2"/>at: 5 put: 'Hello' par exemple</text:p>
      <text:p text:style-name="P48"/>
      <text:p text:style-name="P3">Concaténation</text:p>
      <text:p text:style-name="P48"><text:span text:style-name="T6"><text:s text:c="5"/></text:span><text:span text:style-name="T8">'Pharo', ' is Cool'</text:span></text:p>
      <text:p text:style-name="P48"><text:soft-page-break/></text:p>
      <text:p text:style-name="P48"/>
      <text:p text:style-name="P48"/>
      <text:p text:style-name="MyTitre"><text:bookmark-start text:name="__RefHeading___Toc852_3985954656"/>Syntaxe<text:bookmark-end text:name="__RefHeading___Toc852_3985954656"/></text:p>
      <text:p text:style-name="P56"/>
      <text:p text:style-name="P56"/>
      <text:p text:style-name="P47">- Tous les attributs sont protected</text:p>
      <text:p text:style-name="P47">- Toutes les méthodes sont public</text:p>
      <text:p text:style-name="P65"/>
      <text:p text:style-name="P15">self:</text:p>
      <text:p text:style-name="P91">Designe l'objet lui même dans une fonction de la classe</text:p>
      <text:p text:style-name="P65"><text:line-break/><text:span text:style-name="T1">"new" instanciation de classe sans paramètre:</text:span></text:p>
      <text:p text:style-name="P52">Monster new</text:p>
      <text:p text:style-name="P52"/>
      <text:p text:style-name="P5">"new:" instanciation de classe avec paramètre:</text:p>
      <text:p text:style-name="P52">Array new: 6<text:span text:style-name="T4"> </text:span></text:p>
      <text:p text:style-name="P52"/>
      <text:p text:style-name="P13">Fin de ligne ".":</text:p>
      <text:p text:style-name="P76"><text:s text:c="4"/>L'on fini une ligne d'instruction par "."</text:p>
      <text:p text:style-name="P52"/>
      <text:p text:style-name="P12">Cascade ";": </text:p>
      <text:p text:style-name="P75"><text:s text:c="3"/>L'on utilise ";" pour déclarer une cascade, et envoyer tous les arguments au même receiver</text:p>
      <text:p text:style-name="P75">sans répeter le receiver. Voir la partie "Message précédence"<text:span text:style-name="T24"> pour voir un peu la syntaxe, et ce qu'est le receiver.</text:span><text:span text:style-name="T25"> A</text:span><text:span text:style-name="T26">TTENTION</text:span><text:span text:style-name="T25">, comme ";" fait une liaison, on ne le retrouvera pas à la fin de l'instruction</text:span><text:span text:style-name="T26">.</text:span></text:p>
      <text:p text:style-name="P75"/>
      <text:p text:style-name="P31">ZnClient new</text:p>
      <text:p text:style-name="P31">url: 'https://en.wikipedia.org/w/index.php';</text:p>
      <text:p text:style-name="P31">queryAt: 'title' put: 'Pharo';</text:p>
      <text:p text:style-name="P31">queryAt: 'action' put: 'edit';</text:p>
      <text:p text:style-name="P31">get</text:p>
      <text:p text:style-name="P52"/>
      <text:p text:style-name="P6">Declarer une variable temporaire:</text:p>
      <text:p text:style-name="P66">|x|</text:p>
      <text:p text:style-name="P66"/>
      <text:p text:style-name="P7">Assignation:</text:p>
      <text:p text:style-name="P67">x := 6</text:p>
      <text:p text:style-name="P67"/>
      <text:p text:style-name="P8">Return:</text:p>
      <text:p text:style-name="P68">^ 6</text:p>
      <text:p text:style-name="P66"><text:s text:c="5"/></text:p>
      <text:p text:style-name="P9">Block / Methodes anonymes:</text:p>
      <text:p text:style-name="P70">[:x | x <text:span text:style-name="T28">* x + 3</text:span>]</text:p>
      <text:p text:style-name="P56"/>
      <text:p text:style-name="P18">Bloc sur plusieurs lignes avec des "." :</text:p>
      <text:p text:style-name="P35">0 &lt; 5 ifTrue: <text:s text:c="3"/></text:p>
      <text:p text:style-name="P35"><text:s text:c="4"/>[Transcript show: 'here' ; cr. <text:tab/> <text:s text:c="2"/></text:p>
      <text:p text:style-name="P35"><text:s text:c="4"/>Transcript show: 'here2'.]</text:p>
      <text:p text:style-name="P56"/>
      <text:p text:style-name="P56"/>
      <text:p text:style-name="P4">Exemple d'un double appel:</text:p>
      <text:p text:style-name="P56"><text:soft-page-break/><text:span text:style-name="T7"><text:s text:c="6"/></text:span><text:span text:style-name="T8">'Hello World' asMorph openInWindow</text:span></text:p>
      <text:p text:style-name="P57"><text:s text:c="6"/>Sur la string 'Hello World' l'on appelle la fonction <text:span text:style-name="T9">asMorph qui renvoit une instance d'objet. Et sur cet objet l'on appel openInWindows.</text:span></text:p>
      <text:p text:style-name="P57"/>
      <text:p text:style-name="P21">Pleins d’arguments sur un constructueur:</text:p>
      <text:p text:style-name="P143"/>
      <text:p text:style-name="P143">Un exemple avec le Fuzzing mais cela pourrait être avec autre chose.</text:p>
      <text:p text:style-name="P144">Faire gaffe au ";" sauf juste après le new… Ou cela ne marche pas.</text:p>
      <text:p text:style-name="P143"/>
      <text:p text:style-name="P42">fuzzer := PzRandomFuzzer new minLength: 1; maxLength: 3; charStart: $a; charRange: 26.</text:p>
      <text:p text:style-name="P42">fuzzer fuzz.</text:p>
      <text:p text:style-name="P57"/>
      <text:p text:style-name="P57"/>
      <text:p text:style-name="MyTitre"><text:bookmark-start text:name="__RefHeading___Toc850_3985954656"/>Message précédence<text:bookmark-end text:name="__RefHeading___Toc850_3985954656"/></text:p>
      <text:p text:style-name="P69"/>
      <text:p text:style-name="P74">(Message) &gt; Unary &gt; Binary &gt; Keyword</text:p>
      <text:p text:style-name="P73"/>
      <text:p text:style-name="P73">L'on execute les parenthése, avant d'executer les unary, avant d'executer ...</text:p>
      <text:p text:style-name="P69"/>
      <text:p text:style-name="P10">Unary <text:span text:style-name="T23">(Message </text:span>sans arguments):</text:p>
      <text:p text:style-name="P72"><text:s text:c="5"/>receiver selector</text:p>
      <text:p text:style-name="P71"><text:s text:c="5"/>Date today</text:p>
      <text:p text:style-name="P29"/>
      <text:p text:style-name="P71"><text:span text:style-name="T1">Binary</text:span><text:span text:style-name="T2">(Message 1 argument):</text:span></text:p>
      <text:p text:style-name="P87"><text:s text:c="4"/>receiver selector argument</text:p>
      <text:p text:style-name="P87"><text:s text:c="4"/>1<text:span text:style-name="T29"> </text:span>+<text:span text:style-name="T29"> </text:span>2</text:p>
      <text:p text:style-name="P88"><text:s text:c="4"/>1+2</text:p>
      <text:p text:style-name="P88"><text:s text:c="4"/><text:span text:style-name="T30">x &gt; 5</text:span></text:p>
      <text:p text:style-name="P72"><text:s text:c="4"/>3@4</text:p>
      <text:p text:style-name="P72"/>
      <text:p text:style-name="P11">Keyword message:</text:p>
      <text:p text:style-name="P72"><text:s text:c="4"/>receiver key1: arg1 key2: arg2</text:p>
      <text:p text:style-name="P72"><text:s text:c="4"/>tower x: 10 y: 20 </text:p>
      <text:p text:style-name="P72"/>
      <text:p text:style-name="MyTitre"><text:bookmark-start text:name="__RefHeading___Toc848_3985954656"/>Structures de Controles<text:bookmark-end text:name="__RefHeading___Toc848_3985954656"/></text:p>
      <text:p text:style-name="P77"/>
      <text:p text:style-name="P165"><text:span text:style-name="T18">Attention</text:span><text:span text:style-name="T89">, l'o</text:span><text:span text:style-name="T83">n utilise "</text:span><text:span text:style-name="Source_20_Text"><text:span text:style-name="T79">~=</text:span></text:span><text:span text:style-name="Source_20_Text"><text:span text:style-name="T83">" et non pas "!=" en Pharo.</text:span></text:span><text:span text:style-name="Source_20_Text"><text:span text:style-name="T84"> Ou l'on fait "=" et l'on met ifFalse.</text:span></text:span></text:p>
      <text:p text:style-name="P165"><text:span text:style-name="Source_20_Text"><text:span text:style-name="T84"/></text:span></text:p>
      <text:p text:style-name="P166"><text:span text:style-name="Source_20_Text"><text:span text:style-name="T86">Attention</text:span></text:span><text:span text:style-name="Source_20_Text"><text:span text:style-name="T85">, l'on utilise (isNil) et (isNil not) plutôt que = nil.</text:span></text:span></text:p>
      <text:p text:style-name="P77"/>
      <text:p text:style-name="P163"><text:span text:style-name="T12">Attention</text:span>, dans ifTrue, ifFalse, il n'y a pas de "," ou de "." entre ifTrue et ifFalse.</text:p>
      <text:p text:style-name="P164">Sinon cela n'est pas syntaxiquement correct.</text:p>
      <text:p text:style-name="P77"/>
      <text:p text:style-name="P14">IfTrue / ifFalse:</text:p>
      <text:p text:style-name="P77"/>
      <text:p text:style-name="P77"/>
      <text:p text:style-name="P32">|x| </text:p>
      <text:p text:style-name="P32">x := 6.</text:p>
      <text:p text:style-name="P32"/>
      <text:p text:style-name="P32">x &lt; 5 ifTrue: <text:s/></text:p>
      <text:p text:style-name="P32"><text:s text:c="4"/>[Transcript show: 'here' ; cr.] </text:p>
      <text:p text:style-name="P32">ifFalse: <text:s/></text:p>
      <text:p text:style-name="P78"><text:soft-page-break/><text:span text:style-name="T8"><text:s text:c="4"/>[Transcript show: 'here2' ; cr.]. </text:span><text:s/></text:p>
      <text:p text:style-name="P138"/>
      <text:p text:style-name="P77"/>
      <text:p text:style-name="P77"/>
      <text:p text:style-name="P19">Les Et, ou …:</text:p>
      <text:p text:style-name="P135"/>
      <text:p text:style-name="P136">Cela est &amp;, |, not pour les versions completes.</text:p>
      <text:p text:style-name="P136">Et or:, and: pour les versions <text:span text:style-name="T73">Lazy</text:span></text:p>
      <text:p text:style-name="P137">Donc plutôt utiliser <text:span text:style-name="T12">or: et and: <text:s/></text:span><text:s/></text:p>
      <text:p text:style-name="P136"/>
      <text:p text:style-name="P23">Comment utiliser un not:</text:p>
      <text:p text:style-name="P148"/>
      <text:p text:style-name="P148">true not.</text:p>
      <text:p text:style-name="P148">self assert: ((board at: 'd4') includes: squares) not.</text:p>
      <text:p text:style-name="P136"/>
      <text:p text:style-name="P20">L’équivalent d’un sinon Si:</text:p>
      <text:p text:style-name="P139"/>
      <text:p text:style-name="P36">|x|</text:p>
      <text:p text:style-name="P36"/>
      <text:p text:style-name="P36">x := 9.</text:p>
      <text:p text:style-name="P36"/>
      <text:p text:style-name="P36">x &lt; 5 ifTrue: <text:s/></text:p>
      <text:p text:style-name="P36"><text:s text:c="4"/>[Transcript show: 'here' ; cr.] </text:p>
      <text:p text:style-name="P36">ifFalse: <text:s/></text:p>
      <text:p text:style-name="P36"><text:s text:c="4"/>[x &lt; 8 ifTrue: <text:tab/> <text:s text:c="3"/></text:p>
      <text:p text:style-name="P36"><text:s text:c="10"/>[Transcript show: 'here2' ; cr.] <text:s text:c="2"/></text:p>
      <text:p text:style-name="P36"><text:s text:c="5"/>ifFalse: <text:s text:c="6"/></text:p>
      <text:p text:style-name="P36"><text:s text:c="11"/>[Transcript show: 'here3' ; cr.] <text:s/>]. <text:s/></text:p>
      <text:p text:style-name="P77"/>
      <text:p text:style-name="P26">For ... range:</text:p>
      <text:p text:style-name="P80"/>
      <text:p text:style-name="P38">1 to: 3 do: [ :i | <text:tab/></text:p>
      <text:p text:style-name="P38"><text:s text:c="4"/>Transcript show: i ; cr. </text:p>
      <text:p text:style-name="P38">]</text:p>
      <text:p text:style-name="P37"/>
      <text:p text:style-name="P83">&gt; 1</text:p>
      <text:p text:style-name="P83">&gt; 2</text:p>
      <text:p text:style-name="P83">&gt; 3</text:p>
      <text:p text:style-name="P80"/>
      <text:p text:style-name="P24">For each:</text:p>
      <text:p text:style-name="P158"/>
      <text:p text:style-name="P81"/>
      <text:p text:style-name="P39">#( 1 2 -4 -86) do:[</text:p>
      <text:p text:style-name="P39"><text:s text:c="4"/>:x | <text:s text:c="3"/>Transcript show: x; cr.<text:tab/></text:p>
      <text:p text:style-name="P39">]</text:p>
      <text:p text:style-name="P84">&gt; 1</text:p>
      <text:p text:style-name="P84">&gt; 2</text:p>
      <text:p text:style-name="P84">&gt; -4</text:p>
      <text:p text:style-name="P84">&gt; -86</text:p>
      <text:p text:style-name="P81"/>
      <text:p text:style-name="P81"/>
      <text:p text:style-name="MyTitre"><text:bookmark-start text:name="__RefHeading___Toc1115_1610500243"/>Syntaxe d’un test<text:bookmark-end text:name="__RefHeading___Toc1115_1610500243"/></text:p>
      <text:p text:style-name="P133"><text:soft-page-break/></text:p>
      <text:p text:style-name="P133">On écrit le code normalement puis <text:span text:style-name="T67">on écrit des assert comme le code suivant qui fonctionne à cause des règles de “Message Précédence”</text:span></text:p>
      <text:p text:style-name="P133"/>
      <text:p text:style-name="P134"><text:span text:style-name="T12">Attention l’on écrit toujours self, </text:span><text:span text:style-name="T32">car self</text:span> qui est la classe de test.</text:p>
      <text:p text:style-name="P133"/>
      <text:p text:style-name="P33">self assert: king isInCheck</text:p>
      <text:p text:style-name="P33">self deny: king isInCheck <text:s/><text:span text:style-name="T68">"</text:span><text:span text:style-name="T69">Verifie que cela vaut False"</text:span></text:p>
      <text:p text:style-name="P33">self assert: MyBishop new id equals: 'B'</text:p>
      <text:p text:style-name="P33">self assert: ( squares includes: (board at: 'b2')).<text:span text:style-name="T93"> <text:s/></text:span><text:span text:style-name="T70">"Peut évident mais cela est assert: boolean"</text:span></text:p>
      <text:p text:style-name="P33">self assert: rank asArray equals: #( <text:span text:style-name="T71">2 <text:s/>3 <text:s text:c="2"/>5</text:span>)</text:p>
      <text:p text:style-name="P33"/>
      <text:p text:style-name="P34">self <text:s/></text:p>
      <text:p text:style-name="P34"><text:s text:c="5"/>assertCollection: squares <text:tab/><text:tab/></text:p>
      <text:p text:style-name="P34"><text:s text:c="5"/>includesAll: #( '<text:span text:style-name="T71">hiboux’' 'Overlord'</text:span> )</text:p>
      <text:p text:style-name="P33"/>
      <text:p text:style-name="P82"/>
      <text:p text:style-name="MyTitre"><text:bookmark-start text:name="__RefHeading___Toc2682_3985954656"/>Test unitaire<text:bookmark-end text:name="__RefHeading___Toc2682_3985954656"/></text:p>
      <text:p text:style-name="P100"/>
      <text:p text:style-name="P100">Attention, vu la vitesse du TP je n'ai pas tout récupéré je pense.</text:p>
      <text:p text:style-name="P101">Comme comment tester les exception ou les non exception.</text:p>
      <text:p text:style-name="P101"/>
      <text:p text:style-name="P101">Donc bref, <text:span text:style-name="T43">cela est week5 &gt; pdf 6, pour revoir des explications plus détaillées. <text:s text:c="2"/></text:span></text:p>
      <text:p text:style-name="P101"/>
      <text:p text:style-name="P16">Ecrire un test:</text:p>
      <text:p text:style-name="P102"/>
      <text:p text:style-name="P105">- L'on met tous les tests dans un package dont le nom fini en test comme "Myg-Chess-Test"</text:p>
      <text:p text:style-name="P105">- L'on fait clic droit &gt; New test Class et l'on met un nom finissant en "Test"</text:p>
      <text:p text:style-name="P103"/>
      <text:p text:style-name="P102"><text:span text:style-name="T44">- </text:span>Toute méthode commencant par "test..." est un test unitaire et sera executé</text:p>
      <text:p text:style-name="P102"/>
      <text:p text:style-name="P106">1er test:</text:p>
      <text:p text:style-name="P106"><text:s text:c="4"/>&gt; Si je met le pion en "e4"<text:span text:style-name="T45"> et BLANC</text:span> il doit y avoir "d5 e5 f5"</text:p>
      <text:p text:style-name="P102"/>
      <text:p text:style-name="P102"/>
      <text:p text:style-name="MyTitre"><text:bookmark-start text:name="__RefHeading___Toc1113_1610500243"/><text:span text:style-name="T74">Practise 1 :</text:span>Code Test coverage <text:span text:style-name="T75">+ Mutation Testing</text:span><text:bookmark-end text:name="__RefHeading___Toc1113_1610500243"/></text:p>
      <text:p text:style-name="P125"/>
      <text:p text:style-name="P125"/>
      <text:p text:style-name="P125">Aller dans Browse &gt; Dr Test.</text:p>
      <text:p text:style-name="P125">Bien choisir ce que l’on veut faire en choissisant “Test Coverage” <text:span text:style-name="T53">puis cliquer sur “Run Coverage”.</text:span></text:p>
      <text:p text:style-name="P125"/>
      <text:p text:style-name="P130"><text:span text:style-name="T1">Test Coverage: </text:span>Permet de voir le % de couverture des tests, et <text:span text:style-name="T55">les parties couvertes ou non</text:span></text:p>
      <text:p text:style-name="P129"><text:span text:style-name="T1">Test Profiler:</text:span> Temps des tests</text:p>
      <text:p text:style-name="P130"><text:span text:style-name="T1">Test Runner: </text:span>Si les tests sont verts ou non</text:p>
      <text:p text:style-name="P125"/>
      <text:p text:style-name="P127">Filtrer par “myg” mais dans les deux premières fenetres, et pas juste la première fenetre.</text:p>
      <text:p text:style-name="P128">1er fenetre: La classe qui test</text:p>
      <text:p text:style-name="P128">2eme fenetre: La classe don’t on veut le % de couverture</text:p>
      <text:p text:style-name="P125"/>
      <text:p text:style-name="P126"><text:span text:style-name="T12">Attention</text:span>, toujours cliquer sur <text:s/>le bouton “Run ...”, même si <text:span text:style-name="T54">l’on a changer Test Coverage / Test Provider… Ou le message à droite n’est pas changé.</text:span></text:p>
      <text:p text:style-name="P80"/>
      <text:p text:style-name="P80"><text:soft-page-break/></text:p>
      <text:p text:style-name="P168">Pour le mutation Testing, juste reprendre le slide de Practise 1.</text:p>
      <text:p text:style-name="P169">Pas le temps de réécrire, et est bien expliqué.</text:p>
      <text:p text:style-name="P170">Est hyper important, surement en DS, donc récupérer le code.</text:p>
      <text:p text:style-name="P140"/>
      <text:p text:style-name="MyTitre"><text:bookmark-start text:name="__RefHeading___Toc1111_1610500243"/>Practise 2 : Fuzzing<text:bookmark-end text:name="__RefHeading___Toc1111_1610500243"/></text:p>
      <text:p text:style-name="P141"/>
      <text:p text:style-name="P141"/>
      <text:p text:style-name="P171">Récupérer du cours comment écrire une grammaire !!</text:p>
      <text:p text:style-name="P171">Possible au DS !!</text:p>
      <text:p text:style-name="P141"/>
      <text:p text:style-name="P141">Importer le module avec</text:p>
      <text:p text:style-name="P141"/>
      <text:p text:style-name="P40">Metacello new</text:p>
      <text:p text:style-name="P40"><text:s text:c="2"/>baseline: 'Phuzzer';</text:p>
      <text:p text:style-name="P40"><text:s text:c="2"/>repository: 'github://alamvic/phuzzer:main';</text:p>
      <text:p text:style-name="P40"><text:s text:c="2"/>onConflictUseIncoming;</text:p>
      <text:p text:style-name="P40"><text:s text:c="2"/>load.</text:p>
      <text:p text:style-name="P141"/>
      <text:p text:style-name="P141"/>
      <text:p text:style-name="P141">L’on fait du fuzzing avec le code suivant.</text:p>
      <text:p text:style-name="P141">La ligne1 crée le fuzzer.</text:p>
      <text:p text:style-name="P141">La ligne2 utilise le fuzzer.</text:p>
      <text:p text:style-name="P141"/>
      <text:p text:style-name="P40">fuzzer := PzRandomFuzzer new.</text:p>
      <text:p text:style-name="P40">fuzzer fuzz</text:p>
      <text:p text:style-name="P141"/>
      <text:p text:style-name="P142">Avec les argument cela devient</text:p>
      <text:p text:style-name="P142"/>
      <text:p text:style-name="P41">fuzzer := PzRandomFuzzer new minLength: 1; maxLength: 3; charStart: $a; charRange: 26.</text:p>
      <text:p text:style-name="P41">fuzzer fuzz.</text:p>
      <text:p text:style-name="P142"/>
      <text:p text:style-name="P145">Avant l’on ne faisait “que” le Fuzzer.</text:p>
      <text:p text:style-name="P145">Maintenant l’on va en plus utiliser un Runner qui peut faire plusieurs execution.</text:p>
      <text:p text:style-name="P145">Ici 20. Et le Runner indique <text:span text:style-name="T76">SUCCES</text:span> si l’on n’a pas d’Exception ou une Exception Attendue.</text:p>
      <text:p text:style-name="P146">Et le Runner indique FAIL sinon.</text:p>
      <text:p text:style-name="P145"/>
      <text:p text:style-name="P145"/>
      <text:p text:style-name="P41">f := PzRandomFuzzer new.</text:p>
      <text:p text:style-name="P41">r := PzBlockRunner on: [ :e | e asDate ].</text:p>
      <text:p text:style-name="P41">f run: r times: 20.</text:p>
      <text:p text:style-name="P142"/>
      <text:p text:style-name="P147">Et voici comment on indique une erreur attendue</text:p>
      <text:p text:style-name="P147"/>
      <text:p text:style-name="P43">f := PzRandomFuzzer new.</text:p>
      <text:p text:style-name="P43">r := PzBlockRunner on: [ :e | e asDate ].</text:p>
      <text:p text:style-name="P43">r expectedException: DateError.</text:p>
      <text:p text:style-name="P43">f run: r times: 20.</text:p>
      <text:p text:style-name="P141"/>
      <text:p text:style-name="P141"/>
      <text:p text:style-name="MyTitre">Practise 3 : Differential Testing</text:p>
      <text:p text:style-name="P174"/>
      <text:p text:style-name="P174"><text:soft-page-break/></text:p>
      <text:p text:style-name="P174"/>
      <text:p text:style-name="P174">Ici le but est de comparer les résultats de 2 implémentations différentes.</text:p>
      <text:p text:style-name="P174"/>
      <text:p text:style-name="P175">Ici l’on va comparer avec 2 parser de Date.</text:p>
      <text:p text:style-name="P175"/>
      <text:p text:style-name="P44">f := PzRandomFuzzer new.</text:p>
      <text:p text:style-name="P44"/>
      <text:p text:style-name="P44">ra := PzBlockRunner on: [ :e | e asDate ].</text:p>
      <text:p text:style-name="P44">ra expectedException: DateError.</text:p>
      <text:p text:style-name="P44"/>
      <text:p text:style-name="P44">rb := PzBlockRunner on: [ :e | Date readFrom: e readStream pattern: 'm-d-yyyy' ].</text:p>
      <text:p text:style-name="P44">rb expectedException: DateError.</text:p>
      <text:p text:style-name="P44"/>
      <text:p text:style-name="P44"/>
      <text:p text:style-name="P44">rd := PzDifferentialRunner new.</text:p>
      <text:p text:style-name="P44">rd runnerA: ra.</text:p>
      <text:p text:style-name="P44">rd runnerB: rb.</text:p>
      <text:p text:style-name="P44"/>
      <text:p text:style-name="P44">f run: rd times: 1000.</text:p>
      <text:p text:style-name="P177"/>
      <text:p text:style-name="P177"/>
      <text:p text:style-name="P178">Et l’on pourrait passer un fuzzer par grammaire, mais prendre en Practise 2, vraiment important.</text:p>
      <text:p text:style-name="P178"/>
      <text:p text:style-name="P179">Ici en fait le code envoit juste n’importe quoi en grammaire, donc cela n’est pas hyper intéressant.</text:p>
      <text:p text:style-name="P1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10-01T22:40:31.045000000</dc:date>
    <meta:editing-duration>PT11H32M51S</meta:editing-duration>
    <meta:editing-cycles>258</meta:editing-cycles>
    <meta:document-statistic meta:table-count="0" meta:image-count="0" meta:object-count="0" meta:page-count="10" meta:paragraph-count="287" meta:word-count="2214" meta:character-count="13104" meta:non-whitespace-character-count="10638"/>
  </office:meta>
</office:document-meta>
</file>